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3D8C9C84.png" manifest:media-type="image/png"/>
  <manifest:file-entry manifest:full-path="Pictures/100000000000020000000200FF54F853.jpg" manifest:media-type="image/jpeg"/>
  <manifest:file-entry manifest:full-path="Pictures/100010F1000052C9000052C9DC4DC1A1.svg" manifest:media-type="image/svg+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Happy Monkey" svg:font-family="'Happy Monke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haiksuki" svg:font-family="'Noto Sans Bhaiksuk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6f0f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ffffff" draw:marker-start-width="0.227cm" draw:marker-end-width="0.227cm" svg:stroke-opacity="0%" draw:stroke-linejoin="round" svg:stroke-linecap="round" draw:fill="solid" draw:fill-color="#bc0f26" draw:opacity="100%" draw:textarea-horizontal-align="justify" draw:textarea-vertical-align="middle" draw:auto-grow-height="false" fo:min-height="29.802cm" fo:min-width="64.701cm" fo:padding-top="0.134cm" fo:padding-bottom="0.134cm" fo:padding-left="0.259cm" fo:padding-right="0.259cm" loext:decorative="false"/>
      <style:paragraph-properties style:writing-mode="lr-tb"/>
    </style:style>
    <style:style style:name="gr2" style:family="graphic" style:parent-style-name="standard">
      <style:graphic-properties svg:stroke-color="#000000" svg:stroke-opacity="0%" draw:stroke-linejoin="miter" svg:stroke-linecap="round" draw:fill-color="#e6f0f0" draw:textarea-horizontal-align="justify" draw:textarea-vertical-align="middle" draw:auto-grow-height="false" fo:min-height="59.161cm" fo:min-width="18.579cm" fo:wrap-option="wrap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style:font-name="Noto Sans Bhaiksuki" fo:font-size="60pt" style:font-size-asian="60pt" style:font-size-complex="60pt"/>
    </style:style>
    <style:style style:name="P2" style:family="paragraph">
      <loext:graphic-properties draw:fill="solid" draw:fill-color="#bc0f26" draw:opacity="100%"/>
      <style:paragraph-properties fo:text-align="center"/>
      <style:text-properties style:font-name="Noto Sans Bhaiksuki" fo:font-size="60pt" style:font-size-asian="60pt" style:font-size-complex="60pt"/>
    </style:style>
    <style:style style:name="P3" style:family="paragraph">
      <loext:graphic-properties draw:fill-color="#e6f0f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background-color="transparen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background-color="transparen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Noto Sans Bhaiksuki" fo:font-size="60pt" style:font-size-asian="60pt" style:font-size-complex="60pt"/>
    </style:style>
    <style:style style:name="T2" style:family="text">
      <style:text-properties fo:color="#ffffff" loext:opacity="100%" style:font-name="Noto Sans Bhaiksuki" fo:font-size="60pt" fo:background-color="transparen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8.683cm" svg:height="33.534cm" svg:x="19.077cm" svg:y="-9.58cm"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09.335282870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9.079cm" svg:height="59.41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6.83cm" svg:height="9.269cm" svg:x="22.225cm" svg:y="10.16cm">
          <draw:text-box>
            <text:p text:style-name="P4"><text:span text:style-name="T2">Can Neutral Networks learn biological patterns </text:span></text:p>
            <text:p text:style-name="P4"><text:span text:style-name="T2">from Mass Spectrometry data?</text:span></text:p>
          </draw:text-box>
        </draw:frame>
        <draw:frame draw:style-name="gr4" draw:text-style-name="P6" draw:layer="layout" svg:width="21.192cm" svg:height="21.192cm" svg:x="24.13cm" svg:y="0.398cm">
          <draw:image xlink:href="Pictures/100010F1000052C9000052C9DC4DC1A1.svg" xlink:type="simple" xlink:show="embed" xlink:actuate="onLoad" draw:mime-type="image/svg+xml">
            <text:p/>
          </draw:image>
          <draw:image xlink:href="Pictures/10000001000002C3000002C33D8C9C84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Happy Monkey" svg:font-family="'Happy Monke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haiksuki" svg:font-family="'Noto Sans Bhaiksuk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3796B955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8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0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08cm" fo:margin-bottom="0cm" fo:text-indent="0cm"/>
      <style:text-properties fo:font-size="105.5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3cm" fo:margin-bottom="0cm" fo:text-indent="0cm"/>
      <style:text-properties fo:font-size="90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54cm" fo:margin-bottom="0cm" fo:text-indent="0cm"/>
      <style:text-properties fo:font-size="7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5.8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25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55cm" svg:x="1cm" svg:y="3.095cm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75.71cm" svg:height="9.917cm" svg:x="4.205cm" svg:y="2.368cm" presentation:class="title" presentation:placeholder="true">
        <draw:text-box/>
      </draw:frame>
      <draw:frame presentation:style-name="Default-outline1" draw:layer="backgroundobjects" svg:width="75.71cm" svg:height="34.455cm" svg:x="4.205cm" svg:y="13.899cm" presentation:class="outline" presentation:placeholder="true">
        <draw:text-box/>
      </draw:frame>
      <draw:frame presentation:style-name="Mpr1" draw:text-style-name="MP2" draw:layer="backgroundobjects" svg:width="19.598cm" svg:height="4.093cm" svg:x="4.205cm" svg:y="54.12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664cm" svg:height="4.093cm" svg:x="28.769cm" svg:y="54.12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598cm" svg:height="4.093cm" svg:x="60.316cm" svg:y="54.12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4:18:29.975613242</meta:creation-date>
    <dc:date>2025-11-23T15:33:14.805125441</dc:date>
    <meta:editing-duration>PT6M13S</meta:editing-duration>
    <meta:editing-cycles>2</meta:editing-cycles>
    <meta:generator>LibreOffice/24.2.7.2$Linux_X86_64 LibreOffice_project/420$Build-2</meta:generator>
    <meta:document-statistic meta:object-count="27"/>
  </office:meta>
</office:document-meta>
</file>